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 style:font-size-complex="12pt"/>
    </style:style>
    <style:style style:name="P4" style:family="paragraph" style:parent-style-name="Standard" style:master-page-name="Standard">
      <style:paragraph-properties fo:text-align="justify" style:justify-single-word="false" style:page-number="1"/>
    </style:style>
    <style:style style:name="T1" style:family="text">
      <style:text-properties fo:font-size="12pt" fo:font-style="italic" style:font-size-asian="12pt" style:font-style-asian="italic" style:font-size-complex="12pt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omo </text:span><text:span text:style-name="T2">Cliente</text:span><text:span text:style-name="T1"> necesito/deseo tener un acceso fácil y sencillo al status o disponibilidad de los alojamientos, conocer los detalles de las habitaciones, los servicios que puede ofrecer y las tarifas de alquiler con la finalidad de llegar a una conclusión y contratar los servicios.</text:span></text:p>
      <text:p text:style-name="P3"/>
      <text:p text:style-name="P1"><text:span text:style-name="T1">Como </text:span><text:span text:style-name="T2">Propietario/Usuario</text:span><text:span text:style-name="T1"> necesito/deseo poner a disposición el alojamiento/habitaciones en alquiler y conocer el estado (integral) de mis propiedades con la finalidad de un beneficio económico.</text:span></text:p>
      <text:p text:style-name="P3"/>
      <text:p text:style-name="P1"><text:span text:style-name="T1">Como </text:span><text:span text:style-name="T2">Administrador (empleado)</text:span><text:span text:style-name="T1"> necesito/deseo tener acceso a la base de datos de las gestiones de los alquileres y de los empleados, el estado (ocupado o libre) de los alojamientos/habitaciones, estar en contacto con los clientes y los propietarios con la finalidad de administrar eficientemente la empresa, el traspaso de los alojamientos entre clientes.</text:span></text:p>
      <text:p text:style-name="P3"/>
      <text:p text:style-name="P1"><text:span text:style-name="T1">Como </text:span><text:span text:style-name="T2">Limpiador (empleado)</text:span><text:span text:style-name="T1"> necesito/deseo tener acceso a las instalaciones y los alojamientos, poseer los recursos y los utensilios necesarios, las medidas de seguridad adecuadas acceso como empleado a la base de datos con la finalidad de realizar el trabajo de forma segura y eficaz y de reportar los posibles defectos tras la estancia de los clientes.</text:span></text:p>
      <text:p text:style-name="P3"/>
      <text:p text:style-name="P1"><text:span text:style-name="T1">Como </text:span><text:span text:style-name="T2">Director/Empresario</text:span><text:span text:style-name="T1"> necesito/deseo completo control de la base de datos del negocio con la finalidad de administrar el personal, controlar el flujo de los beneficios y gastos, gestionar la publicidad y buscar nuevos propietarios/usuarios.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5" meta:word-count="212" meta:character-count="1421" meta:non-whitespace-character-count="1214"/>
    <meta:generator>LibreOfficeDev/6.0.5.2$Linux_X86_64 LibreOffice_project/</meta:generator>
  </office:meta>
</office:document-meta>
</file>